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3f2ea"/>
    </style:style>
    <style:style style:name="P2" style:family="paragraph" style:parent-style-name="Standard">
      <style:text-properties officeooo:rsid="0013f2ea" officeooo:paragraph-rsid="0013f2ea"/>
    </style:style>
    <style:style style:name="P3" style:family="paragraph" style:parent-style-name="Heading_20_2">
      <style:paragraph-properties fo:margin-top="0.423cm" fo:margin-bottom="0.212cm" style:contextual-spacing="false" fo:padding-left="0cm" fo:padding-right="0cm" fo:padding-top="0cm" fo:padding-bottom="0.141cm" fo:border-left="none" fo:border-right="none" fo:border-top="none" fo:border-bottom="0.74pt solid #c00000"/>
      <style:text-properties officeooo:paragraph-rsid="0013f2ea"/>
    </style:style>
    <style:style style:name="P4" style:family="paragraph" style:parent-style-name="Standard">
      <style:paragraph-properties fo:margin-top="0.353cm" fo:margin-bottom="0.176cm" style:contextual-spacing="false"/>
      <style:text-properties officeooo:paragraph-rsid="0013f2ea"/>
    </style:style>
    <style:style style:name="P5" style:family="paragraph" style:parent-style-name="Standard">
      <style:paragraph-properties fo:margin-left="0.635cm" fo:margin-top="0.035cm" fo:margin-bottom="0.035cm" style:contextual-spacing="false"/>
      <style:text-properties officeooo:paragraph-rsid="0013f2ea"/>
    </style:style>
    <style:style style:name="P6" style:family="paragraph" style:parent-style-name="Standard">
      <style:paragraph-properties fo:margin-left="0.635cm" fo:margin-top="0.035cm" fo:margin-bottom="0.035cm" style:contextual-spacing="false"/>
      <style:text-properties fo:font-size="11pt" officeooo:paragraph-rsid="0013f2ea" style:font-size-asian="11pt" style:font-size-complex="11pt"/>
    </style:style>
    <style:style style:name="P7" style:family="paragraph" style:parent-style-name="Standard">
      <style:paragraph-properties fo:margin-top="0.035cm" fo:margin-bottom="0.035cm" style:contextual-spacing="false"/>
      <style:text-properties officeooo:paragraph-rsid="0013f2ea"/>
    </style:style>
    <style:style style:name="P8" style:family="paragraph" style:parent-style-name="Standard">
      <style:paragraph-properties fo:margin-left="0.635cm" fo:margin-top="0.035cm" fo:margin-bottom="0.035cm" style:contextual-spacing="false"/>
      <style:text-properties fo:font-size="11pt" fo:font-weight="bold" officeooo:paragraph-rsid="0013f2ea" style:font-size-asian="11pt" style:font-weight-asian="bold" style:font-size-complex="11pt" style:font-weight-complex="bold"/>
    </style:style>
    <style:style style:name="P9" style:family="paragraph" style:parent-style-name="Standard">
      <style:paragraph-properties fo:margin-left="0.635cm" fo:margin-top="0.035cm" fo:margin-bottom="0.035cm" style:contextual-spacing="false"/>
      <style:text-properties fo:font-size="11pt" fo:font-weight="normal" officeooo:paragraph-rsid="0013f2ea" style:font-size-asian="11pt" style:font-weight-asian="normal" style:font-size-complex="11pt" style:font-weight-complex="normal"/>
    </style:style>
    <style:style style:name="P10" style:family="paragraph" style:parent-style-name="Text_20_body">
      <style:paragraph-properties fo:margin-left="0cm" fo:margin-top="0.035cm" fo:margin-bottom="0.035cm" style:contextual-spacing="false" fo:text-indent="0cm" style:auto-text-indent="false"/>
      <style:text-properties fo:color="#000000" loext:opacity="100%" fo:font-size="11pt" fo:font-weight="normal" officeooo:paragraph-rsid="0013f2ea" fo:background-color="#d4ea6b" style:font-size-asian="11pt" style:font-weight-asian="normal" style:font-size-complex="11pt" style:font-weight-complex="normal"/>
    </style:style>
    <style:style style:name="P11" style:family="paragraph" style:parent-style-name="Text_20_body">
      <style:paragraph-properties fo:margin-top="0.035cm" fo:margin-bottom="0.035cm" style:contextual-spacing="false"/>
      <style:text-properties fo:font-size="11pt" style:font-size-asian="11pt" style:font-size-complex="11pt"/>
    </style:style>
    <style:style style:name="P12" style:family="paragraph" style:parent-style-name="Text_20_body">
      <style:paragraph-properties fo:margin-top="0.035cm" fo:margin-bottom="0.035cm" style:contextual-spacing="false"/>
      <style:text-properties fo:color="#000000" loext:opacity="100%" fo:font-size="11pt" fo:background-color="#d4ea6b" style:font-size-asian="11pt" style:font-size-complex="11pt"/>
    </style:style>
    <style:style style:name="P13" style:family="paragraph" style:parent-style-name="Text_20_body" style:list-style-name="L1">
      <style:paragraph-properties fo:margin-top="0.035cm" fo:margin-bottom="0cm" style:contextual-spacing="false"/>
      <style:text-properties fo:color="#000000" loext:opacity="100%" fo:font-size="11pt" fo:background-color="#d4ea6b" style:font-size-asian="11pt" style:font-size-complex="11pt"/>
    </style:style>
    <style:style style:name="P14" style:family="paragraph" style:parent-style-name="Text_20_body" style:list-style-name="L1">
      <style:paragraph-properties fo:margin-top="0.035cm" fo:margin-bottom="0.499cm" style:contextual-spacing="false"/>
      <style:text-properties fo:color="#000000" loext:opacity="100%" fo:font-size="11pt" fo:background-color="#d4ea6b" style:font-size-asian="11pt" style:font-size-complex="11pt"/>
    </style:style>
    <style:style style:name="P15" style:family="paragraph" style:parent-style-name="Standard">
      <style:paragraph-properties fo:margin-left="0cm" fo:margin-top="0.035cm" fo:margin-bottom="0.035cm" style:contextual-spacing="false" fo:text-indent="0cm" style:auto-text-indent="false"/>
      <style:text-properties fo:font-size="11pt" fo:font-weight="normal" officeooo:paragraph-rsid="0013f2ea" style:font-size-asian="11pt" style:font-weight-asian="normal" style:font-size-complex="11pt" style:font-weight-complex="normal"/>
    </style:style>
    <style:style style:name="T1" style:family="text">
      <style:text-properties fo:font-variant="normal" fo:text-transform="none" fo:color="#121212" loext:opacity="100%" fo:font-family="'Anthropic Sans', system-ui, 'Segoe UI', Roboto, Helvetica, Arial, sans-serif" fo:font-size="12pt" fo:letter-spacing="normal" fo:font-style="normal" fo:font-weight="bold"/>
    </style:style>
    <style:style style:name="T2" style:family="text">
      <style:text-properties officeooo:rsid="0013f2ea"/>
    </style:style>
    <style:style style:name="T3" style:family="text">
      <style:text-properties fo:color="#c00000" loext:opacity="100%" fo:font-size="14pt" fo:font-weight="bold" style:font-size-asian="14pt" style:font-weight-asian="bold" style:font-size-complex="14pt" style:font-weight-complex="bold"/>
    </style:style>
    <style:style style:name="T4" style:family="text">
      <style:text-properties fo:color="#1f4e79" loext:opacity="100%" fo:font-size="12pt" fo:font-weight="bold" style:font-size-asian="12pt" style:font-weight-asian="bold" style:font-size-complex="12pt" style:font-weight-complex="bold"/>
    </style:style>
    <style:style style:name="T5" style:family="text">
      <style:text-properties fo:font-size="11pt" style:font-size-asian="11pt" style:font-size-complex="11pt"/>
    </style:style>
    <style:style style:name="T6" style:family="text">
      <style:text-properties fo:font-variant="normal" fo:text-transform="none" fo:color="#121212" loext:opacity="100%" fo:font-family="'Anthropic Serif', Georgia, 'Arial Hebrew', 'Noto Sans Hebrew', 'Times New Roman', Times, 'Hiragino Sans', 'Yu Gothic', Meiryo, 'Noto Sans CJK JP', 'PingFang TC', 'Microsoft JhengHei', 'Noto Sans CJK TC', 'PingFang SC', 'Microsoft YaHei', 'Noto Sans CJK SC', 'Apple SD Gothic Neo', 'Malgun Gothic', 'Noto Sans CJK KR', serif" fo:font-size="14pt" fo:letter-spacing="normal" fo:font-style="normal" fo:font-weight="bold" style:font-size-asian="11pt" style:font-weight-asian="bold" style:font-size-complex="11pt"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officeooo:rsid="001405bb"/>
    </style:style>
    <style:style style:name="T9" style:family="text">
      <style:text-properties fo:font-variant="normal" fo:text-transform="none" fo:color="#121212" loext:opacity="100%" fo:font-family="'Anthropic Serif', Georgia, 'Arial Hebrew', 'Noto Sans Hebrew', 'Times New Roman', Times, 'Hiragino Sans', 'Yu Gothic', Meiryo, 'Noto Sans CJK JP', 'PingFang TC', 'Microsoft JhengHei', 'Noto Sans CJK TC', 'PingFang SC', 'Microsoft YaHei', 'Noto Sans CJK SC', 'Apple SD Gothic Neo', 'Malgun Gothic', 'Noto Sans CJK KR', serif" fo:font-size="14pt" fo:letter-spacing="normal" fo:font-style="normal" fo:font-weight="normal" style:font-size-asian="11pt" style:font-weight-asian="bold" style:font-size-complex="11pt" style:font-weight-complex="bold"/>
    </style:style>
    <style:style style:name="T10" style:family="text">
      <style:text-properties officeooo:rsid="00152820"/>
    </style:style>
    <style:style style:name="T11" style:family="text">
      <style:text-properties fo:color="#000000" loext:opacity="100%" fo:background-color="#d4ea6b"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ch möchte mit Dir, Claude, zusammen Übungen erstellen, die diese Themen abdecken. Dazu gehören Schreibübungen, Fill-in-the-Blank-Texts und kurze Lesetexte. Wir gehen systematisch durch. Wir erstellen immer Word-Dokumente, die ich ausdrucken und als PDF konvertieren kann. Und wir erstellen zusammen eine Checkliste, wie weit wir in unserem Vorhaben schon vorangeschritten sind. Der Ordner mit dem Projekt befindet sich in "C:\Users\pc\Desktop\Standard Files\AA Deutsch". Es muss eine Datei geben, progress.txt, die genau auflistet, was unser Ziel ist, woran wir schon gearbeitet haben, kurz und verständlich für das LLM und was die nächsten Schritte sind.</text:span> </text:p>
      <text:p text:style-name="P1"/>
      <text:p text:style-name="P1"/>
      <text:p text:style-name="P1">Es gibt die Datei "AAAA Checkliste_Deutschunterricht_A1-B2<text:span text:style-name="T2">.docx</text:span>" </text:p>
      <text:p text:style-name="P1">Sie hat <text:span text:style-name="T2">die folgende Aufteilung:</text:span></text:p>
      <text:p text:style-name="P2">Zielgruppe (Kinder/Jugendliche oder Erwachsene)</text:p>
      <text:p text:style-name="P2">-Pro Zielgruppe gibt es verschieden Niveaus</text:p>
      <text:p text:style-name="P2">-A1 bis B2</text:p>
      <text:p text:style-name="P2">-Pro Niveau gibt es verschieden Themen. (z.B. Familie)</text:p>
      <text:p text:style-name="P2">-Pro Thema gibt es verschiedene Unterpunkte. (z.B. Familienmitglieder, verschiedene Generationen)</text:p>
      <text:p text:style-name="P2">Schau bitte in der Datei „C:\Users\pc\Desktop\Standard Files\AA Deutsch\AAAA Checkliste_Deutschunterricht_A1-B2.docx“ nach, ob die Einteilung, wie ich sie genannt habe stimmt. Wenn ja, folge diesem Schema.</text:p>
      <text:p text:style-name="P2"/>
      <text:p text:style-name="P1">Von Niveau - Thema - Unterpunkte Thema. </text:p>
      <text:p text:style-name="P1">Es gibt Pro Thema mehrere Unterpunkte. </text:p>
      <text:p text:style-name="Standard">Es muss für <text:span text:style-name="T2">jede Zielgruppe für </text:span>jedes Niveau für jeden Unterpunkt eines Themas eine Schreibübung, eine Lesesübung, einen Lückentext, eine Wortliste, <text:s/>und einen Konversationsteil geben. <text:span text:style-name="T2">Ausserdem muss es am Abschluss eines Themas, eine Übung geben, in der alle Teile kombiniert sind. </text:span></text:p>
      <text:p text:style-name="P2">Erstelle auch Arbeitsblätter in denen ich Bilder einfügen kann. Du erstellst bitte nur die Aufgaben, in form von Fragen oder Aufforderungen. </text:p>
      <text:p text:style-name="P2">Beispiele: </text:p>
      <text:p text:style-name="P2">Wo im Bild ist der Großvater? </text:p>
      <text:p text:style-name="P2">Verbinde die passenden Bilder (Bild: Lebensmittel - Bild: Küche) ← Hier gibst du mir nur vor, welche Bilder ich erstellen soll. Die Bilder besorge ich selber.</text:p>
      <text:p text:style-name="Standard"/>
      <text:p text:style-name="Standard"/>
      <text:h text:style-name="P3" text:outline-level="2"><text:span text:style-name="T3">A1 – Kinder / Jugendliche</text:span></text:h>
      <text:p text:style-name="P4"><text:span text:style-name="T4">Sich selbst vorstellen</text:span></text:p>
      <text:p text:style-name="P5"><text:span text:style-name="T5">☐ <text:s/>Name sagen und erfragen (Wie heißt du? Ich heiße ...)</text:span></text:p>
      <text:p text:style-name="P5"><text:span text:style-name="T5">☐ <text:s/>Alter sagen und erfragen (Wie alt bist du? Ich bin ... Jahre alt)</text:span></text:p>
      <text:p text:style-name="P5"><text:span text:style-name="T5">☐ <text:s/>Wohnort nennen (Wo wohnst du?)</text:span></text:p>
      <text:p text:style-name="P5"><text:span text:style-name="T5">☐ <text:s/>Herkunft nennen (Woher kommst du?)</text:span></text:p>
      <text:p text:style-name="P6">☐ <text:s/>Sprachen nennen (Welche Sprachen sprichst du?)</text:p>
      <text:p text:style-name="P6"/>
      <text:p text:style-name="P6"/>
      <text:p text:style-name="P6"/>
      <text:p text:style-name="P6"/>
      <text:p text:style-name="P7"><text:soft-page-break/><text:span text:style-name="T6">Mit welchem Niveau und welcher Zielgruppe sollen wir anfangen?</text:span><text:span text:style-name="T7"> </text:span></text:p>
      <text:p text:style-name="P8">→ <text:span text:style-name="T8">A1 Kinder</text:span></text:p>
      <text:p text:style-name="P8"/>
      <text:p text:style-name="P7"><text:span text:style-name="T9">Sollen die Übungen jeweils Lösungen enthalten?</text:span><text:span text:style-name="T7"> </text:span></text:p>
      <text:p text:style-name="P9">→ <text:span text:style-name="T10">Ja, Lösungen in einer separaten Datei.</text:span></text:p>
      <text:p text:style-name="P9"/>
      <text:p text:style-name="P10">Perfekt, das ist eine sehr klare Struktur. Ich kann die Checkliste-Datei auf Ihrem Computer nicht direkt öffnen — ich habe aber die Datei, die ich Ihnen eben erstellt habe, noch in Erinnerung, und Ihre Beschreibung passt genau zu dieser Einteilung. Wir arbeiten also nach diesem Schema:</text:p>
      <text:p text:style-name="P11"><text:span text:style-name="Strong_20_Emphasis"><text:span text:style-name="T11">Zielgruppe → Niveau → Thema → Unterpunkt → 5 Übungstypen + Bild-Arbeitsblätter + Abschlussübung</text:span></text:span></text:p>
      <text:p text:style-name="P12">Die 5 Übungstypen pro Unterpunkt:</text:p>
      <text:list text:style-name="L1">
        <text:list-item>
          <text:p text:style-name="P13">Schreibübung </text:p>
        </text:list-item>
        <text:list-item>
          <text:p text:style-name="P13">Leseübung (kurzer Text) </text:p>
        </text:list-item>
        <text:list-item>
          <text:p text:style-name="P13">Lückentext </text:p>
        </text:list-item>
        <text:list-item>
          <text:p text:style-name="P13">Wortliste </text:p>
        </text:list-item>
        <text:list-item>
          <text:p text:style-name="P14">Konversationsteil </text:p>
        </text:list-item>
      </text:list>
      <text:p text:style-name="P12">Plus: Bild-Arbeitsblätter (ich schreibe nur die Aufgaben, Sie fügen Bilder ein) und eine Abschlussübung pro Thema, die alles kombiniert.</text:p>
      <text:p text:style-name="P11"><text:span text:style-name="T11">Lassen Sie mich jetzt das Fundament bauen: die </text:span><text:span text:style-name="Source_20_Text"><text:span text:style-name="T11">progress.txt</text:span></text:span><text:span text:style-name="T11">, eine Ordnerstruktur als ZIP und die erste Übungsserie für </text:span><text:span text:style-name="Strong_20_Emphasis"><text:span text:style-name="T11">A1 Kinder → "Sich selbst vorstellen" → Name sagen und erfragen</text:span></text:span><text:span text:style-name="T11">.</text:span></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default-outline-level="2" style:list-style-name="" style:class="chapter">
      <style:paragraph-properties fo:margin-top="0.423cm" fo:margin-bottom="0.212cm" style:contextual-spacing="false"/>
      <style:text-properties style:font-name="Arial" fo:font-family="Arial" style:font-family-generic="swiss"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3T13:14:09.576767900</meta:creation-date>
    <dc:date>2026-04-23T13:26:56.450210500</dc:date>
    <meta:editing-duration>PT12M44S</meta:editing-duration>
    <meta:editing-cycles>5</meta:editing-cycles>
    <meta:generator>LibreOffice/25.8.3.2$Windows_X86_64 LibreOffice_project/8ca8d55c161d602844f5428fa4b58097424e324e</meta:generator>
    <meta:document-statistic meta:table-count="0" meta:image-count="0" meta:object-count="0" meta:page-count="2" meta:paragraph-count="37" meta:word-count="465" meta:character-count="3181" meta:non-whitespace-character-count="2735"/>
  </office:meta>
</office:document-meta>
</file>